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87mm"/>
    </style:style>
    <style:style style:name="co2" style:family="table-column">
      <style:table-column-properties fo:break-before="auto" style:column-width="12.88mm"/>
    </style:style>
    <style:style style:name="co3" style:family="table-column">
      <style:table-column-properties fo:break-before="auto" style:column-width="27.04mm"/>
    </style:style>
    <style:style style:name="co4" style:family="table-column">
      <style:table-column-properties fo:break-before="auto" style:column-width="43.8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obotOffset_avg" table:style-name="ta1">
        <table:shapes>
          <draw:frame draw:z-index="0" draw:style-name="gr1" draw:text-style-name="P1" svg:width="187.87mm" svg:height="115.81mm" svg:x="116.35mm" svg:y="5.58mm">
            <loext:p draw:notify-on-update-of-ranges="robotOffset_avg.A2:robotOffset_avg.A5 robotOffset_avg.A2:robotOffset_avg.A5 robotOffset_avg.C2:robotOffset_avg.C5 robotOffset_avg.A2:robotOffset_avg.A5 robotOffset_avg.C6:robotOffset_avg.C9 robotOffset_avg.A2:robotOffset_avg.A5 robotOffset_avg.C10:robotOffset_avg.C13 robotOffset_avg.A2:robotOffset_avg.A5 robotOffset_avg.C14:robotOffset_avg.C17 robotOffset_avg.A2:robotOffset_avg.A5 robotOffset_avg.C18:robotOffset_avg.C21 robotOffset_avg.A2:robotOffset_avg.A5 robotOffset_avg.C22:robotOffset_avg.C25 robotOffset_avg.A2:robotOffset_avg.A5 robotOffset_avg.C26:robotOffset_avg.C29 robotOffset_avg.A2:robotOffset_avg.A5 robotOffset_avg.C30:robotOffset_avg.C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obotOffset</text:p>
          </table:table-cell>
          <table:table-cell office:value-type="string" calcext:value-type="string">
            <text:p>robots</text:p>
          </table:table-cell>
          <table:table-cell office:value-type="string" calcext:value-type="string">
            <text:p>5000p</text:p>
          </table:table-cell>
          <table:table-cell office:value-type="string" calcext:value-type="string">
            <text:p>centralit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.1497175141" calcext:value-type="float">
            <text:p>6.1497175141</text:p>
          </table:table-cell>
          <table:table-cell office:value-type="string" calcext:value-type="string">
            <text:p>"betweenness-centrality"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8.3057909605" calcext:value-type="float">
            <text:p>8.3057909605</text:p>
          </table:table-cell>
          <table:table-cell office:value-type="string" calcext:value-type="string">
            <text:p>"betweenness-centrality"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9.2224576271" calcext:value-type="float">
            <text:p>9.2224576271</text:p>
          </table:table-cell>
          <table:table-cell office:value-type="string" calcext:value-type="string">
            <text:p>"betweenness-centrality"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12.5028248588" calcext:value-type="float">
            <text:p>12.5028248588</text:p>
          </table:table-cell>
          <table:table-cell office:value-type="string" calcext:value-type="string">
            <text:p>"betweenness-centrality"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3.3877118644" calcext:value-type="float">
            <text:p>23.3877118644</text:p>
          </table:table-cell>
          <table:table-cell office:value-type="string" calcext:value-type="string">
            <text:p>"betweenness-centrality"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8.2846045198" calcext:value-type="float">
            <text:p>28.2846045198</text:p>
          </table:table-cell>
          <table:table-cell office:value-type="string" calcext:value-type="string">
            <text:p>"betweenness-centrality"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38.6122881356" calcext:value-type="float">
            <text:p>38.6122881356</text:p>
          </table:table-cell>
          <table:table-cell office:value-type="string" calcext:value-type="string">
            <text:p>"betweenness-centrality"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49.6716101695" calcext:value-type="float">
            <text:p>49.6716101695</text:p>
          </table:table-cell>
          <table:table-cell office:value-type="string" calcext:value-type="string">
            <text:p>"betweenness-centrality"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4.156779661" calcext:value-type="float">
            <text:p>54.156779661</text:p>
          </table:table-cell>
          <table:table-cell office:value-type="string" calcext:value-type="string">
            <text:p>"betweenness-centrality"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63.1257062147" calcext:value-type="float">
            <text:p>63.1257062147</text:p>
          </table:table-cell>
          <table:table-cell office:value-type="string" calcext:value-type="string">
            <text:p>"betweenness-centrality"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73.9470338983" calcext:value-type="float">
            <text:p>73.9470338983</text:p>
          </table:table-cell>
          <table:table-cell office:value-type="string" calcext:value-type="string">
            <text:p>"betweenness-centrality"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84.9449152542" calcext:value-type="float">
            <text:p>84.9449152542</text:p>
          </table:table-cell>
          <table:table-cell office:value-type="string" calcext:value-type="string">
            <text:p>"betweenness-centrality"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3.9173728814" calcext:value-type="float">
            <text:p>73.9173728814</text:p>
          </table:table-cell>
          <table:table-cell office:value-type="string" calcext:value-type="string">
            <text:p>"betweenness-centrality"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83.1779661017" calcext:value-type="float">
            <text:p>83.1779661017</text:p>
          </table:table-cell>
          <table:table-cell office:value-type="string" calcext:value-type="string">
            <text:p>"betweenness-centrality"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87.0967514124" calcext:value-type="float">
            <text:p>87.0967514124</text:p>
          </table:table-cell>
          <table:table-cell office:value-type="string" calcext:value-type="string">
            <text:p>"betweenness-centrality"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94.9696327684" calcext:value-type="float">
            <text:p>94.9696327684</text:p>
          </table:table-cell>
          <table:table-cell office:value-type="string" calcext:value-type="string">
            <text:p>"betweenness-centrality"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.1539548022599" calcext:value-type="float">
            <text:p>10.1539548023</text:p>
          </table:table-cell>
          <table:table-cell office:value-type="string" calcext:value-type="string">
            <text:p>"random"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0.1158192090395" calcext:value-type="float">
            <text:p>10.115819209</text:p>
          </table:table-cell>
          <table:table-cell office:value-type="string" calcext:value-type="string">
            <text:p>"random"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0.7351694915254" calcext:value-type="float">
            <text:p>10.7351694915</text:p>
          </table:table-cell>
          <table:table-cell office:value-type="string" calcext:value-type="string">
            <text:p>"random"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9.7662429378531" calcext:value-type="float">
            <text:p>9.7662429379</text:p>
          </table:table-cell>
          <table:table-cell office:value-type="string" calcext:value-type="string">
            <text:p>"random"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9.4180790960452" calcext:value-type="float">
            <text:p>39.418079096</text:p>
          </table:table-cell>
          <table:table-cell office:value-type="string" calcext:value-type="string">
            <text:p>"random"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37.7718926553672" calcext:value-type="float">
            <text:p>37.7718926554</text:p>
          </table:table-cell>
          <table:table-cell office:value-type="string" calcext:value-type="string">
            <text:p>"random"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39.1659604519774" calcext:value-type="float">
            <text:p>39.165960452</text:p>
          </table:table-cell>
          <table:table-cell office:value-type="string" calcext:value-type="string">
            <text:p>"random"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38.5296610169491" calcext:value-type="float">
            <text:p>38.5296610169</text:p>
          </table:table-cell>
          <table:table-cell office:value-type="string" calcext:value-type="string">
            <text:p>"random"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2.3488700564971" calcext:value-type="float">
            <text:p>72.3488700565</text:p>
          </table:table-cell>
          <table:table-cell office:value-type="string" calcext:value-type="string">
            <text:p>"random"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73.1165254237289" calcext:value-type="float">
            <text:p>73.1165254237</text:p>
          </table:table-cell>
          <table:table-cell office:value-type="string" calcext:value-type="string">
            <text:p>"random"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73.7838983050848" calcext:value-type="float">
            <text:p>73.7838983051</text:p>
          </table:table-cell>
          <table:table-cell office:value-type="string" calcext:value-type="string">
            <text:p>"random"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73.1673728813559" calcext:value-type="float">
            <text:p>73.1673728814</text:p>
          </table:table-cell>
          <table:table-cell office:value-type="string" calcext:value-type="string">
            <text:p>"random"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8.319209039548" calcext:value-type="float">
            <text:p>88.3192090395</text:p>
          </table:table-cell>
          <table:table-cell office:value-type="string" calcext:value-type="string">
            <text:p>"random"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88.29802259887" calcext:value-type="float">
            <text:p>88.2980225989</text:p>
          </table:table-cell>
          <table:table-cell office:value-type="string" calcext:value-type="string">
            <text:p>"random"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88.6200564971751" calcext:value-type="float">
            <text:p>88.6200564972</text:p>
          </table:table-cell>
          <table:table-cell office:value-type="string" calcext:value-type="string">
            <text:p>"random"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88.8757062146891" calcext:value-type="float">
            <text:p>88.8757062147</text:p>
          </table:table-cell>
          <table:table-cell office:value-type="string" calcext:value-type="string">
            <text:p>"random"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2">00/00/0000</text:date>, <text:time style:data-style-name="N2" text:time-value="11:21:28.9649026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22T11:21:52.048946624</dc:date>
    <meta:editing-duration>PT53M27S</meta:editing-duration>
    <meta:editing-cycles>12</meta:editing-cycles>
    <meta:generator>LibreOffice/5.1.4.2$Linux_X86_64 LibreOffice_project/10m0$Build-2</meta:generator>
    <meta:document-statistic meta:table-count="1" meta:cell-count="13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dash" draw:stroke-dash="Fine_20_Dashed"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dash" draw:stroke-dash="Ultrafine_20_Dashed" svg:stroke-width="0.08cm" svg:stroke-color="#ffd320" draw:fill-color="#ffd32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dash" draw:stroke-dash="Fine_20_Dashed" svg:stroke-width="0.08cm" svg:stroke-color="#579d1c" draw:fill-color="#579d1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8.788cm" svg:height="11.582cm" xlink:href=".." xlink:type="simple" chart:class="chart:scatter" chart:style-name="ch1">
        <chart:legend svg:x="13.624cm" svg:y="3.749cm" style:legend-expansion="custom" chartooo:width="4.954cm" chartooo:height="4.084cm" style:legend-expansion-aspect-ratio="1.2130264446621" chart:style-name="ch2"/>
        <chart:plot-area chart:style-name="ch3" table:cell-range-address="robotOffset_avg.A2:robotOffset_avg.A5 robotOffset_avg.C2:robotOffset_avg.C33" chart:data-source-has-labels="both" svg:x="1.199cm" svg:y="0.231cm" svg:width="11.923cm" svg:height="10.138cm">
          <chartooo:coordinate-region svg:x="2.006cm" svg:y="0.43cm" svg:width="10.929cm" svg:height="9.292cm"/>
          <chart:axis chart:dimension="x" chart:name="primary-x" chart:style-name="ch4" chartooo:axis-type="auto">
            <chart:title svg:x="4.999cm" svg:y="10.6cm" chart:style-name="ch5">
              <text:p>Starting point in % of humans</text:p>
            </chart:title>
            <chart:categories table:cell-range-address="robotOffset_avg.A2:robotOffset_avg.A5"/>
          </chart:axis>
          <chart:axis chart:dimension="y" chart:name="primary-y" chart:style-name="ch4">
            <chart:title svg:x="0.264cm" svg:y="7.408cm" chart:style-name="ch6">
              <text:p>% of humans use robot word</text:p>
            </chart:title>
            <chart:grid chart:style-name="ch7" chart:class="major"/>
          </chart:axis>
          <chart:series chart:style-name="ch8" chart:values-cell-range-address="robotOffset_avg.C2:robotOffset_avg.C5" loext:label-string="&quot;3% robots between&quot;" chart:class="chart:scatter">
            <chart:domain table:cell-range-address="robotOffset_avg.A2:robotOffset_avg.A5"/>
            <chart:data-point chart:repeated="4"/>
          </chart:series>
          <chart:series chart:style-name="ch9" chart:values-cell-range-address="robotOffset_avg.C6:robotOffset_avg.C9" loext:label-string="&quot;6% robots between&quot;" chart:class="chart:scatter">
            <chart:data-point chart:repeated="4"/>
          </chart:series>
          <chart:series chart:style-name="ch10" chart:values-cell-range-address="robotOffset_avg.C10:robotOffset_avg.C13" loext:label-string="&quot;9% robots between&quot;" chart:class="chart:scatter">
            <chart:data-point chart:repeated="4"/>
          </chart:series>
          <chart:series chart:style-name="ch11" chart:values-cell-range-address="robotOffset_avg.C14:robotOffset_avg.C17" loext:label-string="&quot;11% robots between&quot;" chart:class="chart:scatter">
            <chart:data-point chart:repeated="4"/>
          </chart:series>
          <chart:series chart:style-name="ch12" chart:values-cell-range-address="robotOffset_avg.C18:robotOffset_avg.C21" loext:label-string="&quot;3% robots random&quot;" chart:class="chart:scatter">
            <chart:data-point chart:repeated="4"/>
          </chart:series>
          <chart:series chart:style-name="ch13" chart:values-cell-range-address="robotOffset_avg.C22:robotOffset_avg.C25" loext:label-string="&quot;6% robots random&quot;" chart:class="chart:scatter">
            <chart:data-point chart:repeated="4"/>
          </chart:series>
          <chart:series chart:style-name="ch14" chart:values-cell-range-address="robotOffset_avg.C26:robotOffset_avg.C29" loext:label-string="&quot;9% robots random&quot;" chart:class="chart:scatter">
            <chart:data-point chart:repeated="4"/>
          </chart:series>
          <chart:series chart:style-name="ch15" chart:values-cell-range-address="robotOffset_avg.C30:robotOffset_avg.C33" loext:label-string="&quot;11% robots random&quot;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3% robots between</text:p>
              </table:table-cell>
              <table:table-cell office:value-type="string">
                <text:p>6% robots between</text:p>
              </table:table-cell>
              <table:table-cell office:value-type="string">
                <text:p>9% robots between</text:p>
              </table:table-cell>
              <table:table-cell office:value-type="string">
                <text:p>11% robots between</text:p>
              </table:table-cell>
              <table:table-cell office:value-type="string">
                <text:p>3% robots random</text:p>
              </table:table-cell>
              <table:table-cell office:value-type="string">
                <text:p>6% robots random</text:p>
              </table:table-cell>
              <table:table-cell office:value-type="string">
                <text:p>9% robots random</text:p>
              </table:table-cell>
              <table:table-cell office:value-type="string">
                <text:p>11% robots random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robotOffset_avg.A2:robotOffset_avg.A5</svg:desc>
                </draw:g>
              </table:table-cell>
              <table:table-cell office:value-type="float" office:value="0">
                <text:p>0</text:p>
                <draw:g>
                  <svg:desc>robotOffset_avg.A2:robotOffset_avg.A5</svg:desc>
                </draw:g>
              </table:table-cell>
              <table:table-cell office:value-type="float" office:value="6.1497175141">
                <text:p>6.1497175141</text:p>
                <draw:g>
                  <svg:desc>robotOffset_avg.C2:robotOffset_avg.C5</svg:desc>
                </draw:g>
              </table:table-cell>
              <table:table-cell office:value-type="float" office:value="23.3877118644">
                <text:p>23.3877118644</text:p>
                <draw:g>
                  <svg:desc>robotOffset_avg.C6:robotOffset_avg.C9</svg:desc>
                </draw:g>
              </table:table-cell>
              <table:table-cell office:value-type="float" office:value="54.156779661">
                <text:p>54.156779661</text:p>
                <draw:g>
                  <svg:desc>robotOffset_avg.C10:robotOffset_avg.C13</svg:desc>
                </draw:g>
              </table:table-cell>
              <table:table-cell office:value-type="float" office:value="73.9173728814">
                <text:p>73.9173728814</text:p>
                <draw:g>
                  <svg:desc>robotOffset_avg.C14:robotOffset_avg.C17</svg:desc>
                </draw:g>
              </table:table-cell>
              <table:table-cell office:value-type="float" office:value="10.1539548022599">
                <text:p>10.1539548022599</text:p>
                <draw:g>
                  <svg:desc>robotOffset_avg.C18:robotOffset_avg.C21</svg:desc>
                </draw:g>
              </table:table-cell>
              <table:table-cell office:value-type="float" office:value="39.4180790960452">
                <text:p>39.4180790960452</text:p>
                <draw:g>
                  <svg:desc>robotOffset_avg.C22:robotOffset_avg.C25</svg:desc>
                </draw:g>
              </table:table-cell>
              <table:table-cell office:value-type="float" office:value="72.3488700564971">
                <text:p>72.3488700564971</text:p>
                <draw:g>
                  <svg:desc>robotOffset_avg.C26:robotOffset_avg.C29</svg:desc>
                </draw:g>
              </table:table-cell>
              <table:table-cell office:value-type="float" office:value="88.319209039548">
                <text:p>88.319209039548</text:p>
                <draw:g>
                  <svg:desc>robotOffset_avg.C30:robotOffset_avg.C33</svg:desc>
                </draw:g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8.3057909605">
                <text:p>8.3057909605</text:p>
              </table:table-cell>
              <table:table-cell office:value-type="float" office:value="28.2846045198">
                <text:p>28.2846045198</text:p>
              </table:table-cell>
              <table:table-cell office:value-type="float" office:value="63.1257062147">
                <text:p>63.1257062147</text:p>
              </table:table-cell>
              <table:table-cell office:value-type="float" office:value="83.1779661017">
                <text:p>83.1779661017</text:p>
              </table:table-cell>
              <table:table-cell office:value-type="float" office:value="10.1158192090395">
                <text:p>10.1158192090395</text:p>
              </table:table-cell>
              <table:table-cell office:value-type="float" office:value="37.7718926553672">
                <text:p>37.7718926553672</text:p>
              </table:table-cell>
              <table:table-cell office:value-type="float" office:value="73.1165254237289">
                <text:p>73.1165254237289</text:p>
              </table:table-cell>
              <table:table-cell office:value-type="float" office:value="88.29802259887">
                <text:p>88.2980225988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9.2224576271">
                <text:p>9.2224576271</text:p>
              </table:table-cell>
              <table:table-cell office:value-type="float" office:value="38.6122881356">
                <text:p>38.6122881356</text:p>
              </table:table-cell>
              <table:table-cell office:value-type="float" office:value="73.9470338983">
                <text:p>73.9470338983</text:p>
              </table:table-cell>
              <table:table-cell office:value-type="float" office:value="87.0967514124">
                <text:p>87.0967514124</text:p>
              </table:table-cell>
              <table:table-cell office:value-type="float" office:value="10.7351694915254">
                <text:p>10.7351694915254</text:p>
              </table:table-cell>
              <table:table-cell office:value-type="float" office:value="39.1659604519774">
                <text:p>39.1659604519774</text:p>
              </table:table-cell>
              <table:table-cell office:value-type="float" office:value="73.7838983050848">
                <text:p>73.7838983050848</text:p>
              </table:table-cell>
              <table:table-cell office:value-type="float" office:value="88.6200564971751">
                <text:p>88.6200564971751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2.5028248588">
                <text:p>12.5028248588</text:p>
              </table:table-cell>
              <table:table-cell office:value-type="float" office:value="49.6716101695">
                <text:p>49.6716101695</text:p>
              </table:table-cell>
              <table:table-cell office:value-type="float" office:value="84.9449152542">
                <text:p>84.9449152542</text:p>
              </table:table-cell>
              <table:table-cell office:value-type="float" office:value="94.9696327684">
                <text:p>94.9696327684</text:p>
              </table:table-cell>
              <table:table-cell office:value-type="float" office:value="9.7662429378531">
                <text:p>9.7662429378531</text:p>
              </table:table-cell>
              <table:table-cell office:value-type="float" office:value="38.5296610169491">
                <text:p>38.5296610169491</text:p>
              </table:table-cell>
              <table:table-cell office:value-type="float" office:value="73.1673728813559">
                <text:p>73.1673728813559</text:p>
              </table:table-cell>
              <table:table-cell office:value-type="float" office:value="88.8757062146891">
                <text:p>88.87570621468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